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7f7f7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7f7f7" fo:padding="0cm" fo:border="none"/>
      <style:text-properties fo:font-variant="normal" fo:text-transform="none" fo:color="#333333" style:font-name="monospace" fo:font-size="10.5pt" fo:letter-spacing="normal" fo:font-style="normal" fo:font-weight="normal"/>
    </style:style>
    <style:style style:name="P2" style:family="paragraph" style:parent-style-name="Preformatted_20_Text">
      <loext:graphic-properties draw:fill="solid" draw:fill-color="#f7f7f7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7f7f7" fo:padding="0cm" fo:border="none"/>
      <style:text-properties fo:font-variant="normal" fo:text-transform="none" fo:color="#333333" fo:letter-spacing="normal"/>
    </style:style>
    <style:style style:name="P3" style:family="paragraph" style:parent-style-name="Preformatted_20_Text">
      <loext:graphic-properties draw:fill="solid" draw:fill-color="#f7f7f7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7f7f7" fo:padding="0cm" fo:border="none"/>
      <style:text-properties fo:font-variant="normal" fo:text-transform="none" fo:color="#408080" style:font-name="monospace" fo:font-size="10.5pt" fo:letter-spacing="normal" fo:font-style="italic" fo:font-weight="normal" loext:padding="0cm" loext:border="none"/>
    </style:style>
    <style:style style:name="P4" style:family="paragraph" style:parent-style-name="Preformatted_20_Text">
      <loext:graphic-properties draw:fill="solid" draw:fill-color="#f7f7f7" draw:opacity="100%"/>
      <style:paragraph-properties fo:margin-top="0cm" fo:margin-bottom="0cm" loext:contextual-spacing="false" fo:orphans="2" fo:widows="2" fo:background-color="#f7f7f7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fo:color="#008000" fo:font-weight="bold" loext:padding="0cm" loext:border="none"/>
    </style:style>
    <style:style style:name="T3" style:family="text">
      <style:text-properties fo:color="#008000" loext:padding="0cm" loext:border="none"/>
    </style:style>
    <style:style style:name="T4" style:family="text">
      <style:text-properties fo:color="#008000" style:font-name="monospace" fo:font-size="10.5pt" fo:font-style="normal" fo:font-weight="bold" loext:padding="0cm" loext:border="none"/>
    </style:style>
    <style:style style:name="T5" style:family="text">
      <style:text-properties fo:color="#0000ff" fo:font-weight="bold" loext:padding="0cm" loext:border="none"/>
    </style:style>
    <style:style style:name="T6" style:family="text">
      <style:text-properties fo:color="#0000ff" loext:padding="0cm" loext:border="none"/>
    </style:style>
    <style:style style:name="T7" style:family="text">
      <style:text-properties fo:color="#666666" loext:padding="0cm" loext:border="none"/>
    </style:style>
    <style:style style:name="T8" style:family="text">
      <style:text-properties fo:color="#666666" style:font-name="monospace" fo:font-size="10.5pt" fo:font-style="normal" fo:font-weight="normal" loext:padding="0cm" loext:border="none"/>
    </style:style>
    <style:style style:name="T9" style:family="text">
      <style:text-properties fo:color="#408080" fo:font-style="italic" loext:padding="0cm" loext:border="none"/>
    </style:style>
    <style:style style:name="T10" style:family="text">
      <style:text-properties style:font-name="monospace" fo:font-size="10.5pt" fo:font-style="normal" fo:font-weight="normal"/>
    </style:style>
    <style:style style:name="T11" style:family="text">
      <style:text-properties style:font-name="monospace" fo:font-size="10.5pt" fo:font-style="normal" fo:font-weight="normal" loext:padding="0cm" loext:border="none"/>
    </style:style>
    <style:style style:name="T12" style:family="text">
      <style:text-properties fo:color="#aa22ff" fo:font-weight="bold" loext:padding="0cm" loext:border="none"/>
    </style:style>
    <style:style style:name="T13" style:family="text">
      <style:text-properties fo:color="#ba2121" loext:padding="0cm" loext:border="none"/>
    </style:style>
    <style:style style:name="T14" style:family="text">
      <style:text-properties fo:color="#bb6622" fo:font-weight="bold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import</text:span> <text:span text:style-name="T5">numpy</text:span> <text:span text:style-name="T2">as</text:span> <text:span text:style-name="T5">np</text:span></text:p>
      <text:p text:style-name="P1"><text:span text:style-name="T1">X</text:span> <text:span text:style-name="T7">=</text:span> <text:span text:style-name="T1">np</text:span><text:span text:style-name="T7">.</text:span><text:span text:style-name="T1">array(([</text:span><text:span text:style-name="T7">2</text:span><text:span text:style-name="T1">,</text:span> <text:span text:style-name="T7">9</text:span><text:span text:style-name="T1">],</text:span> <text:span text:style-name="T1">[</text:span><text:span text:style-name="T7">1</text:span><text:span text:style-name="T1">,</text:span> <text:span text:style-name="T7">5</text:span><text:span text:style-name="T1">],</text:span> <text:span text:style-name="T1">[</text:span><text:span text:style-name="T7">3</text:span><text:span text:style-name="T1">,</text:span> <text:span text:style-name="T7">6</text:span><text:span text:style-name="T1">]),</text:span> <text:span text:style-name="T1">dtype</text:span><text:span text:style-name="T7">=</text:span><text:span text:style-name="T3">float</text:span><text:span text:style-name="T1">)</text:span></text:p>
      <text:p text:style-name="P1"><text:span text:style-name="T1">y</text:span> <text:span text:style-name="T7">=</text:span> <text:span text:style-name="T1">np</text:span><text:span text:style-name="T7">.</text:span><text:span text:style-name="T1">array(([</text:span><text:span text:style-name="T7">92</text:span><text:span text:style-name="T1">],</text:span> <text:span text:style-name="T1">[</text:span><text:span text:style-name="T7">86</text:span><text:span text:style-name="T1">],</text:span> <text:span text:style-name="T1">[</text:span><text:span text:style-name="T7">89</text:span><text:span text:style-name="T1">]),</text:span> <text:span text:style-name="T1">dtype</text:span><text:span text:style-name="T7">=</text:span><text:span text:style-name="T3">float</text:span><text:span text:style-name="T1">)</text:span></text:p>
      <text:p text:style-name="P1"><text:span text:style-name="T1">X</text:span> <text:span text:style-name="T7">=</text:span> <text:span text:style-name="T1">X</text:span><text:span text:style-name="T7">/</text:span><text:span text:style-name="T1">np</text:span><text:span text:style-name="T7">.</text:span><text:span text:style-name="T1">amax(X,axis</text:span><text:span text:style-name="T7">=0</text:span><text:span text:style-name="T1">)</text:span> <text:span text:style-name="T9"># maximum of X array longitudinally </text:span></text:p>
      <text:p text:style-name="P1"><text:span text:style-name="T1">y</text:span> <text:span text:style-name="T7">=</text:span> <text:span text:style-name="T1">y</text:span><text:span text:style-name="T7">/100</text:span></text:p>
      <text:p text:style-name="P4"/>
      <text:p text:style-name="P3">#Sigmoid Function </text:p>
      <text:p text:style-name="P1"><text:span text:style-name="T2">def</text:span> <text:span text:style-name="T6">sigmoid</text:span> <text:span text:style-name="T1">(x):</text:span></text:p>
      <text:p text:style-name="P2"><text:s text:c="4"/><text:span text:style-name="T4">return</text:span><text:span text:style-name="T10"> </text:span><text:span text:style-name="T8">1/</text:span><text:span text:style-name="T11">(</text:span><text:span text:style-name="T8">1</text:span><text:span text:style-name="T10"> </text:span><text:span text:style-name="T8">+</text:span><text:span text:style-name="T10"> </text:span><text:span text:style-name="T11">np</text:span><text:span text:style-name="T8">.</text:span><text:span text:style-name="T11">exp(</text:span><text:span text:style-name="T8">-</text:span><text:span text:style-name="T11">x))</text:span></text:p>
      <text:p text:style-name="P4"/>
      <text:p text:style-name="P3">#Derivative of Sigmoid Function </text:p>
      <text:p text:style-name="P1"><text:span text:style-name="T2">def</text:span> <text:span text:style-name="T6">derivatives_sigmoid</text:span><text:span text:style-name="T1">(x):</text:span></text:p>
      <text:p text:style-name="P2"><text:s text:c="4"/><text:span text:style-name="T4">return</text:span><text:span text:style-name="T10"> </text:span><text:span text:style-name="T11">x</text:span><text:span text:style-name="T10"> </text:span><text:span text:style-name="T8">*</text:span><text:span text:style-name="T10"> </text:span><text:span text:style-name="T11">(</text:span><text:span text:style-name="T8">1</text:span><text:span text:style-name="T10"> </text:span><text:span text:style-name="T8">-</text:span><text:span text:style-name="T10"> </text:span><text:span text:style-name="T11">x)</text:span></text:p>
      <text:p text:style-name="P4"/>
      <text:p text:style-name="P3">#Variable initialization</text:p>
      <text:p text:style-name="P1"><text:span text:style-name="T1">epoch</text:span><text:span text:style-name="T7">=5000</text:span> <text:s text:c="5"/><text:span text:style-name="T9">#Setting training iterations </text:span></text:p>
      <text:p text:style-name="P1"><text:span text:style-name="T1">lr</text:span><text:span text:style-name="T7">=0.1</text:span> <text:s/><text:span text:style-name="T9">#Setting learning rate</text:span></text:p>
      <text:p text:style-name="P1"><text:span text:style-name="T1">inputlayer_neurons</text:span> <text:span text:style-name="T7">=</text:span> <text:span text:style-name="T7">2</text:span> <text:s/><text:span text:style-name="T9">#number of features in data set </text:span></text:p>
      <text:p text:style-name="P1"><text:span text:style-name="T1">hiddenlayer_neurons</text:span> <text:span text:style-name="T7">=</text:span> <text:span text:style-name="T7">3</text:span> <text:span text:style-name="T9">#number of hidden layers neurons </text:span></text:p>
      <text:p text:style-name="P1"><text:span text:style-name="T1">output_neurons</text:span> <text:span text:style-name="T7">=</text:span> <text:span text:style-name="T7">1</text:span> <text:s text:c="5"/><text:span text:style-name="T9">#number of neurons at output layer</text:span></text:p>
      <text:p text:style-name="P3">#weight and bias initialization </text:p>
      <text:p text:style-name="P1"><text:span text:style-name="T1">wh</text:span><text:span text:style-name="T7">=</text:span><text:span text:style-name="T1">np</text:span><text:span text:style-name="T7">.</text:span><text:span text:style-name="T1">random</text:span><text:span text:style-name="T7">.</text:span><text:span text:style-name="T1">uniform(size</text:span><text:span text:style-name="T7">=</text:span><text:span text:style-name="T1">(inputlayer_neurons,hiddenlayer_neurons))</text:span></text:p>
      <text:p text:style-name="P1"><text:span text:style-name="T1">bh</text:span><text:span text:style-name="T7">=</text:span><text:span text:style-name="T1">np</text:span><text:span text:style-name="T7">.</text:span><text:span text:style-name="T1">random</text:span><text:span text:style-name="T7">.</text:span><text:span text:style-name="T1">uniform(size</text:span><text:span text:style-name="T7">=</text:span><text:span text:style-name="T1">(</text:span><text:span text:style-name="T7">1</text:span><text:span text:style-name="T1">,hiddenlayer_neurons))</text:span> </text:p>
      <text:p text:style-name="P1"><text:span text:style-name="T1">wout</text:span><text:span text:style-name="T7">=</text:span><text:span text:style-name="T1">np</text:span><text:span text:style-name="T7">.</text:span><text:span text:style-name="T1">random</text:span><text:span text:style-name="T7">.</text:span><text:span text:style-name="T1">uniform(size</text:span><text:span text:style-name="T7">=</text:span><text:span text:style-name="T1">(hiddenlayer_neurons,output_neurons))</text:span></text:p>
      <text:p text:style-name="P1"><text:span text:style-name="T1">bout</text:span><text:span text:style-name="T7">=</text:span><text:span text:style-name="T1">np</text:span><text:span text:style-name="T7">.</text:span><text:span text:style-name="T1">random</text:span><text:span text:style-name="T7">.</text:span><text:span text:style-name="T1">uniform(size</text:span><text:span text:style-name="T7">=</text:span><text:span text:style-name="T1">(</text:span><text:span text:style-name="T7">1</text:span><text:span text:style-name="T1">,output_neurons))</text:span></text:p>
      <text:p text:style-name="P4"/>
      <text:p text:style-name="P4"/>
      <text:p text:style-name="P3">#draws a random range of numbers uniformly of dim x*y </text:p>
      <text:p text:style-name="P1"><text:span text:style-name="T2">for</text:span> <text:span text:style-name="T1">i</text:span> <text:span text:style-name="T12">in</text:span> <text:span text:style-name="T3">range</text:span><text:span text:style-name="T1">(epoch):</text:span></text:p>
      <text:p text:style-name="P3">#Forward Propogation </text:p>
      <text:p text:style-name="P2"><text:s text:c="4"/><text:span text:style-name="T11">hinp1</text:span><text:span text:style-name="T8">=</text:span><text:span text:style-name="T11">np</text:span><text:span text:style-name="T8">.</text:span><text:span text:style-name="T11">dot(X,wh)</text:span><text:span text:style-name="T10"> </text:span></text:p>
      <text:p text:style-name="P2"><text:s text:c="4"/><text:span text:style-name="T11">hinp</text:span><text:span text:style-name="T8">=</text:span><text:span text:style-name="T11">hinp1</text:span><text:span text:style-name="T10"> </text:span><text:span text:style-name="T8">+</text:span><text:span text:style-name="T10"> </text:span><text:span text:style-name="T11">bh</text:span></text:p>
      <text:p text:style-name="P2"><text:s text:c="4"/><text:span text:style-name="T11">hlayer_act</text:span><text:span text:style-name="T10"> </text:span><text:span text:style-name="T8">=</text:span><text:span text:style-name="T10"> </text:span><text:span text:style-name="T11">sigmoid(hinp)</text:span><text:span text:style-name="T10"> </text:span></text:p>
      <text:p text:style-name="P2"><text:s text:c="4"/><text:span text:style-name="T11">outinp1</text:span><text:span text:style-name="T8">=</text:span><text:span text:style-name="T11">np</text:span><text:span text:style-name="T8">.</text:span><text:span text:style-name="T11">dot(hlayer_act,wout)</text:span><text:span text:style-name="T10"> </text:span></text:p>
      <text:p text:style-name="P2"><text:s text:c="4"/><text:span text:style-name="T11">outinp</text:span><text:span text:style-name="T8">=</text:span><text:span text:style-name="T10"> </text:span><text:span text:style-name="T11">outinp1</text:span><text:span text:style-name="T8">+</text:span><text:span text:style-name="T10"> </text:span><text:span text:style-name="T11">bout</text:span></text:p>
      <text:p text:style-name="P2"><text:s text:c="4"/><text:span text:style-name="T11">output</text:span><text:span text:style-name="T10"> </text:span><text:span text:style-name="T8">=</text:span><text:span text:style-name="T10"> </text:span><text:span text:style-name="T11">sigmoid(outinp)</text:span></text:p>
      <text:p text:style-name="P3">#Backpropagation </text:p>
      <text:p text:style-name="P2"><text:s text:c="4"/><text:span text:style-name="T11">EO</text:span><text:span text:style-name="T10"> </text:span><text:span text:style-name="T8">=</text:span><text:span text:style-name="T10"> </text:span><text:span text:style-name="T11">y</text:span><text:span text:style-name="T8">-</text:span><text:span text:style-name="T11">output</text:span></text:p>
      <text:p text:style-name="P2"><text:s text:c="4"/><text:span text:style-name="T11">outgrad</text:span><text:span text:style-name="T10"> </text:span><text:span text:style-name="T8">=</text:span><text:span text:style-name="T10"> </text:span><text:span text:style-name="T11">derivatives_sigmoid(output)</text:span><text:span text:style-name="T10"> </text:span></text:p>
      <text:p text:style-name="P2"><text:s text:c="4"/><text:span text:style-name="T11">d_output</text:span><text:span text:style-name="T10"> </text:span><text:span text:style-name="T8">=</text:span><text:span text:style-name="T10"> </text:span><text:span text:style-name="T11">EO</text:span><text:span text:style-name="T8">*</text:span><text:span text:style-name="T10"> </text:span><text:span text:style-name="T11">outgrad</text:span></text:p>
      <text:p text:style-name="P2"><text:s text:c="4"/><text:span text:style-name="T11">EH</text:span><text:span text:style-name="T10"> </text:span><text:span text:style-name="T8">=</text:span><text:span text:style-name="T10"> </text:span><text:span text:style-name="T11">d_output</text:span><text:span text:style-name="T8">.</text:span><text:span text:style-name="T11">dot(wout</text:span><text:span text:style-name="T8">.</text:span><text:span text:style-name="T11">T)</text:span></text:p>
      <text:p text:style-name="P3">#how much hidden layer wts contributed to error </text:p>
      <text:p text:style-name="P2"><text:s text:c="4"/><text:span text:style-name="T11">hiddengrad</text:span><text:span text:style-name="T10"> </text:span><text:span text:style-name="T8">=</text:span><text:span text:style-name="T10"> </text:span><text:span text:style-name="T11">derivatives_sigmoid(hlayer_act)</text:span><text:span text:style-name="T10"> </text:span></text:p>
      <text:p text:style-name="P2"><text:s text:c="4"/><text:span text:style-name="T11">d_hiddenlayer</text:span><text:span text:style-name="T10"> </text:span><text:span text:style-name="T8">=</text:span><text:span text:style-name="T10"> </text:span><text:span text:style-name="T11">EH</text:span><text:span text:style-name="T10"> </text:span><text:span text:style-name="T8">*</text:span><text:span text:style-name="T10"> </text:span><text:span text:style-name="T11">hiddengrad</text:span></text:p>
      <text:p text:style-name="P3"># dotproduct of nextlayererror and currentlayerop </text:p>
      <text:p text:style-name="P2"><text:s text:c="4"/><text:span text:style-name="T11">wout</text:span><text:span text:style-name="T10"> </text:span><text:span text:style-name="T8">+=</text:span><text:span text:style-name="T10"> </text:span><text:span text:style-name="T11">hlayer_act</text:span><text:span text:style-name="T8">.</text:span><text:span text:style-name="T11">T</text:span><text:span text:style-name="T8">.</text:span><text:span text:style-name="T11">dot(d_output)</text:span><text:span text:style-name="T10"> </text:span><text:span text:style-name="T8">*</text:span><text:span text:style-name="T11">lr</text:span></text:p>
      <text:p text:style-name="P2"><text:s text:c="4"/><text:span text:style-name="T11">wh</text:span><text:span text:style-name="T10"> </text:span><text:span text:style-name="T8">+=</text:span><text:span text:style-name="T10"> </text:span><text:span text:style-name="T11">X</text:span><text:span text:style-name="T8">.</text:span><text:span text:style-name="T11">T</text:span><text:span text:style-name="T8">.</text:span><text:span text:style-name="T11">dot(d_hiddenlayer)</text:span><text:span text:style-name="T10"> </text:span><text:span text:style-name="T8">*</text:span><text:span text:style-name="T11">lr</text:span></text:p>
      <text:p text:style-name="P1"><text:span text:style-name="T3">print</text:span><text:span text:style-name="T1">(</text:span><text:span text:style-name="T13">"Input: </text:span><text:span text:style-name="T14">\n</text:span><text:span text:style-name="T13">"</text:span> <text:span text:style-name="T7">+</text:span> <text:span text:style-name="T3">str</text:span><text:span text:style-name="T1">(X))</text:span> </text:p>
      <text:p text:style-name="P1"><text:span text:style-name="T3">print</text:span><text:span text:style-name="T1">(</text:span><text:span text:style-name="T13">"Actual Output: </text:span><text:span text:style-name="T14">\n</text:span><text:span text:style-name="T13">"</text:span> <text:span text:style-name="T7">+</text:span> <text:span text:style-name="T3">str</text:span><text:span text:style-name="T1">(y))</text:span> </text:p>
      <text:p text:style-name="P1"><text:span text:style-name="T3">print</text:span><text:span text:style-name="T1">(</text:span><text:span text:style-name="T13">"Predicted Output: </text:span><text:span text:style-name="T14">\n</text:span><text:span text:style-name="T13">"</text:span> <text:span text:style-name="T1">,output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15:31:26.196772988</meta:creation-date>
    <dc:date>2021-11-16T15:32:04.286072038</dc:date>
    <meta:editing-duration>PT40S</meta:editing-duration>
    <meta:editing-cycles>1</meta:editing-cycles>
    <meta:document-statistic meta:table-count="0" meta:image-count="0" meta:object-count="0" meta:page-count="1" meta:paragraph-count="45" meta:word-count="183" meta:character-count="1610" meta:non-whitespace-character-count="1376"/>
    <meta:generator>LibreOffice/6.0.7.3$Linux_X86_64 LibreOffice_project/00m0$Build-3</meta:generator>
  </office:meta>
</office:document-meta>
</file>